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036cm" fo:min-width="3.56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036cm" fo:min-width="3.18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036cm" fo:min-width="1.532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036cm" fo:min-width="1.78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64cm" svg:height="2.286cm" svg:x="8.747cm" svg:y="3.413cm">
          <text:p text:style-name="P1">SentNet</text:p>
          <text:p text:style-name="P1">Project Fol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3.683cm" svg:height="2.286cm" svg:x="11.633cm" svg:y="7.096cm">
          <text:p text:style-name="P1">Data_Inge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.683cm" svg:height="2.286cm" svg:x="6.369cm" svg:y="7.096cm">
          <text:p text:style-name="P1">Dat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0.779cm" svg:y1="5.699cm" svg:x2="8.21cm" svg:y2="7.096cm" draw:start-shape="id1" draw:start-glue-point="2" draw:end-shape="id2" svg:d="M10779 5699v699h-2569v698" svg:viewBox="0 0 2570 1398">
          <text:p/>
        </draw:connector>
        <draw:connector draw:style-name="gr3" draw:text-style-name="P1" draw:layer="layout" svg:x1="10.779cm" svg:y1="5.699cm" svg:x2="13.474cm" svg:y2="7.096cm" draw:start-shape="id1" draw:start-glue-point="2" draw:end-shape="id3" draw:end-glue-point="0" svg:d="M10779 5699v699h2695v698" svg:viewBox="0 0 2696 1398">
          <text:p/>
        </draw:connector>
        <draw:custom-shape draw:style-name="gr4" draw:text-style-name="P2" xml:id="id5" draw:id="id5" draw:layer="layout" svg:width="2.032cm" svg:height="2.286cm" svg:x="2.642cm" svg:y="10.779cm">
          <text:p text:style-name="P1">Se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2.032cm" svg:height="2.286cm" svg:x="4.928cm" svg:y="10.779cm">
          <text:p text:style-name="P1">Set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6" draw:id="id6" draw:layer="layout" svg:width="2.032cm" svg:height="2.286cm" svg:x="7.214cm" svg:y="10.779cm">
          <text:p text:style-name="P1">. . 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2.032cm" svg:height="2.286cm" svg:x="9.5cm" svg:y="10.779cm">
          <text:p text:style-name="P1">Set8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8.21cm" svg:y1="9.382cm" svg:x2="5.944cm" svg:y2="10.779cm" draw:start-shape="id2" draw:start-glue-point="2" draw:end-shape="id4" draw:end-glue-point="0" svg:d="M8210 9382v699h-2266v698" svg:viewBox="0 0 2267 1398">
          <text:p/>
        </draw:connector>
        <draw:connector draw:style-name="gr3" draw:text-style-name="P1" draw:layer="layout" svg:x1="8.21cm" svg:y1="9.382cm" svg:x2="3.658cm" svg:y2="10.779cm" draw:start-shape="id2" draw:start-glue-point="2" draw:end-shape="id5" draw:end-glue-point="0" svg:d="M8210 9382v699h-4552v698" svg:viewBox="0 0 4553 1398">
          <text:p/>
        </draw:connector>
        <draw:connector draw:style-name="gr3" draw:text-style-name="P1" draw:layer="layout" svg:x1="8.21cm" svg:y1="9.382cm" svg:x2="8.23cm" svg:y2="10.779cm" draw:start-shape="id2" draw:start-glue-point="2" draw:end-shape="id6" draw:end-glue-point="0" svg:d="M8210 9382v699h20v698" svg:viewBox="0 0 21 1398">
          <text:p/>
        </draw:connector>
        <draw:connector draw:style-name="gr3" draw:text-style-name="P1" draw:layer="layout" svg:x1="8.21cm" svg:y1="9.382cm" svg:x2="10.516cm" svg:y2="10.779cm" draw:start-shape="id2" draw:start-glue-point="2" draw:end-shape="id7" svg:d="M8210 9382v699h2306v698" svg:viewBox="0 0 2307 1398">
          <text:p/>
        </draw:connector>
        <draw:custom-shape draw:style-name="gr4" draw:text-style-name="P2" xml:id="id8" draw:id="id8" draw:layer="layout" svg:width="2.032cm" svg:height="2.286cm" svg:x="1.464cm" svg:y="14.427cm">
          <text:p text:style-name="P1">.doc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9" draw:id="id9" draw:layer="layout" svg:width="2.032cm" svg:height="2.286cm" svg:x="3.75cm" svg:y="14.427cm">
          <text:p text:style-name="P1">.tx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3.658cm" svg:y1="13.065cm" svg:x2="2.48cm" svg:y2="14.427cm" draw:start-shape="id5" draw:start-glue-point="2" draw:end-shape="id8" draw:end-glue-point="0" svg:d="M3658 13065v681h-1178v681" svg:viewBox="0 0 1179 1363">
          <text:p/>
        </draw:connector>
        <draw:connector draw:style-name="gr3" draw:text-style-name="P1" draw:layer="layout" svg:x1="3.658cm" svg:y1="13.065cm" svg:x2="4.766cm" svg:y2="14.427cm" draw:start-shape="id5" draw:start-glue-point="2" draw:end-shape="id9" draw:end-glue-point="0" svg:d="M3658 13065v681h1108v681" svg:viewBox="0 0 1109 1363">
          <text:p/>
        </draw:connector>
        <draw:custom-shape draw:style-name="gr5" draw:text-style-name="P2" xml:id="id10" draw:id="id10" draw:layer="layout" svg:width="2.286cm" svg:height="2.286cm" svg:x="11.732cm" svg:y="10.779cm">
          <text:p text:style-name="P1">Imag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8.21cm" svg:y1="9.382cm" svg:x2="12.875cm" svg:y2="10.779cm" draw:start-shape="id2" draw:start-glue-point="2" draw:end-shape="id10" draw:end-glue-point="0" svg:d="M8210 9382v699h4665v698" svg:viewBox="0 0 4666 1398">
          <text:p/>
        </draw:connector>
        <draw:custom-shape draw:style-name="gr5" draw:text-style-name="P2" xml:id="id11" draw:id="id11" draw:layer="layout" svg:width="2.286cm" svg:height="2.286cm" svg:x="1.341cm" svg:y="17.51cm">
          <text:p text:style-name="P1">Imag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2.48cm" svg:y1="16.713cm" svg:x2="2.484cm" svg:y2="17.51cm" draw:start-shape="id8" draw:start-glue-point="2" draw:end-shape="id11" draw:end-glue-point="0" svg:d="M2480 16713v399h4v398" svg:viewBox="0 0 5 7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6T23:32:42.059000000</meta:creation-date>
    <dc:date>2018-06-17T16:12:41.073000000</dc:date>
    <meta:editing-duration>PT15H53M41S</meta:editing-duration>
    <meta:editing-cycles>2</meta:editing-cycles>
    <meta:generator>LibreOffice/5.1.0.3$Windows_x86 LibreOffice_project/5e3e00a007d9b3b6efb6797a8b8e57b51ab1f737</meta:generator>
    <meta:document-statistic meta:object-count="21"/>
  </office:meta>
</office:document-meta>
</file>